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3" style:family="paragraph" style:parent-style-name="Table_20_Contents">
      <style:text-properties officeooo:paragraph-rsid="0022dd98"/>
    </style:style>
    <style:style style:name="P4" style:family="paragraph" style:parent-style-name="Table_20_Contents">
      <style:text-properties fo:font-size="10pt" fo:background-color="transparent" style:font-size-asian="10pt" style:font-size-complex="10pt"/>
    </style:style>
    <style:style style:name="P5" style:family="paragraph" style:parent-style-name="Table_20_Contents">
      <style:text-properties fo:font-size="10pt" officeooo:rsid="0020bed0" officeooo:paragraph-rsid="0020bed0" fo:background-color="transparen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228cf6" officeooo:paragraph-rsid="00228cf6" style:font-size-asian="10pt" style:font-size-complex="10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background-color="transparent" style:font-size-asian="9pt" style:font-size-complex="9pt"/>
    </style:style>
    <style:style style:name="P11" style:family="paragraph" style:parent-style-name="Heading">
      <style:paragraph-properties fo:margin-top="0.499cm" fo:margin-bottom="0.499cm" loext:contextual-spacing="false" fo:text-align="center" style:justify-single-word="false" style:writing-mode="lr-tb"/>
      <style:text-properties officeooo:paragraph-rsid="002324ec"/>
    </style:style>
    <style:style style:name="P12" style:family="paragraph" style:parent-style-name="Standard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size="10pt" officeooo:rsid="000a2bc4" officeooo:paragraph-rsid="002795c0" style:font-size-asian="10pt" style:font-size-complex="10pt"/>
    </style:style>
    <style:style style:name="P13" style:family="paragraph" style:parent-style-name="Text_20_body">
      <style:paragraph-properties fo:margin-top="0.4cm" fo:margin-bottom="0.4cm" loext:contextual-spacing="false" fo:text-align="start" style:justify-single-word="false" style:writing-mode="lr-tb"/>
      <style:text-properties fo:font-size="9pt" style:font-size-asian="9pt" style:font-size-complex="9pt"/>
    </style:style>
    <style:style style:name="P14" style:family="paragraph" style:parent-style-name="Standard">
      <style:text-properties officeooo:rsid="000a2bc4" officeooo:paragraph-rsid="002795c0"/>
    </style:style>
    <style:style style:name="P15" style:family="paragraph" style:parent-style-name="Standard">
      <style:text-properties fo:font-weight="bold" officeooo:rsid="000a2bc4" officeooo:paragraph-rsid="002795c0" style:font-weight-asian="bold" style:font-weight-complex="bold"/>
    </style:style>
    <style:style style:name="P16" style:family="paragraph" style:parent-style-name="Standard" style:master-page-name="Standard">
      <style:paragraph-properties fo:text-align="end" style:justify-single-word="false" style:page-number="auto"/>
      <style:text-properties officeooo:paragraph-rsid="002324ec"/>
    </style:style>
    <style:style style:name="P17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0pt" fo:letter-spacing="normal" fo:font-style="normal" fo:font-weight="normal" officeooo:rsid="0022dd98" officeooo:paragraph-rsid="0022dd98" fo:background-color="transparent" style:font-size-asian="10pt" style:font-size-complex="10pt" fo:padding="0cm" fo:border="none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0pt" fo:letter-spacing="normal" fo:font-style="normal" fo:font-weight="normal" officeooo:rsid="002324ec" officeooo:paragraph-rsid="002324ec" fo:background-color="transparent" style:font-size-asian="10pt" style:font-size-complex="10pt" fo:padding="0cm" fo:border="none"/>
    </style:style>
    <style:style style:name="P19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0pt" fo:letter-spacing="normal" fo:font-style="normal" fo:font-weight="normal" officeooo:rsid="0023bfea" officeooo:paragraph-rsid="0023bfea" fo:background-color="transparent" style:font-size-asian="10pt" style:font-size-complex="10pt" fo:padding="0cm" fo:border="none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0pt" fo:letter-spacing="normal" fo:font-style="normal" fo:font-weight="normal" officeooo:rsid="002686bf" officeooo:paragraph-rsid="002686bf" fo:background-color="transparent" style:font-size-asian="10pt" style:font-size-complex="10pt" fo:padding="0cm" fo:border="none"/>
    </style:style>
    <style:style style:name="P21" style:family="paragraph" style:parent-style-name="Standard" style:list-style-name="L1">
      <style:paragraph-properties fo:margin-top="0cm" fo:margin-bottom="0cm" loext:contextual-spacing="false" fo:line-height="100%" fo:widows="1"/>
      <style:text-properties fo:font-variant="normal" fo:text-transform="none" fo:color="#000000" style:font-name="Liberation Sans1" fo:font-size="11pt" fo:letter-spacing="normal" fo:font-style="normal" fo:font-weight="normal" officeooo:rsid="0022dd98" officeooo:paragraph-rsid="0022dd98" fo:background-color="transparent" style:font-size-asian="11pt" style:font-size-complex="11pt" fo:padding="0cm" fo:border="none"/>
    </style:style>
    <style:style style:name="P22" style:family="paragraph" style:parent-style-name="Heading_20_1" style:master-page-name="Převést_20_1">
      <style:paragraph-properties style:page-number="auto"/>
      <style:text-properties fo:font-size="16pt" officeooo:paragraph-rsid="002795c0" style:font-size-asian="16pt" style:font-size-complex="16pt"/>
    </style:style>
    <style:style style:name="P23" style:family="paragraph" style:parent-style-name="Heading_20_2">
      <style:text-properties officeooo:paragraph-rsid="002795c0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dd709"/>
    </style:style>
    <style:style style:name="T6" style:family="text">
      <style:text-properties officeooo:rsid="0022dd98"/>
    </style:style>
    <style:style style:name="T7" style:family="text">
      <style:text-properties officeooo:rsid="002324ec"/>
    </style:style>
    <style:style style:name="T8" style:family="text">
      <style:text-properties officeooo:rsid="002324ec" fo:background-color="#ffffff" loext:char-shading-value="0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2dd98" style:font-size-asian="10pt" style:font-size-complex="10pt"/>
    </style:style>
    <style:style style:name="T11" style:family="text">
      <style:text-properties fo:font-size="10pt" fo:background-color="transparent" loext:char-shading-value="0" style:font-size-asian="10pt" style:font-size-complex="10pt"/>
    </style:style>
    <style:style style:name="T12" style:family="text">
      <style:text-properties fo:font-size="10pt" officeooo:rsid="0022dd98" fo:background-color="transparent" loext:char-shading-value="0" style:font-size-asian="10pt" style:font-size-complex="10pt"/>
    </style:style>
    <style:style style:name="T13" style:family="text">
      <style:text-properties fo:font-size="10pt" officeooo:rsid="0020bed0" fo:background-color="transparent" loext:char-shading-value="0" style:font-size-asian="10pt" style:font-size-complex="10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1dd709" style:font-size-asian="8pt" style:font-size-complex="8pt"/>
    </style:style>
    <style:style style:name="T17" style:family="text">
      <style:text-properties officeooo:rsid="00272cba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6">TO</text:span> <text:span text:style-name="T8">#4237</text:span></text:p>
      <text:p text:style-name="P11"><text:span text:style-name="T14">Zadávací list</text:span> </text:p>
      <text:p text:style-name="P1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6"><text:span text:style-name="T3">Zadavatel</text:span><text:span text:style-name="T4">:</text:span></text:p>
          </table:table-cell>
          <table:table-cell table:style-name="Tabulka1.A1" office:value-type="string">
            <text:p text:style-name="P6"><text:span text:style-name="T3">Česká pirátská strana</text:span>, <text:span text:style-name="T6">technický odbor</text:span>, kontakty:</text:p>
            <text:p text:style-name="Table_20_Contents"><text:span text:style-name="T10">Ondřej Profant</text:span><text:span text:style-name="T9">, </text:span><text:a xlink:type="simple" xlink:href="mailto:ondrej.profant@pirati.cz" text:style-name="Internet_20_link" text:visited-style-name="Visited_20_Internet_20_Link"><text:span text:style-name="T10">ondrej.profant</text:span></text:a><text:a xlink:type="simple" xlink:href="mailto:ondrej.profant@pirati.cz" text:style-name="Internet_20_link" text:visited-style-name="Visited_20_Internet_20_Link"><text:span text:style-name="Internet_20_link"><text:span text:style-name="T9">@pirati.cz</text:span></text:span></text:a></text:p>
            <text:p text:style-name="P7">vedoucí technického odboru České pirátské strany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Dodavatel</text:span><text:span text:style-name="T4">:</text:span></text:p>
          </table:table-cell>
          <table:table-cell table:style-name="Tabulka1.A1" office:value-type="string">
            <text:p text:style-name="P3"><text:span text:style-name="T12">Vítězslav Dvořák</text:span><text:span text:style-name="T13">, nar. </text:span><text:span text:style-name="T12">7</text:span><text:span text:style-name="T13">. </text:span><text:span text:style-name="T12">8</text:span><text:span text:style-name="T13">. 19</text:span><text:span text:style-name="T12">78</text:span><text:span text:style-name="T13">, místo podnikání Praha, IČO </text:span><text:span text:style-name="T11">69438676</text:span><text:span text:style-name="T13">, </text:span><text:a xlink:type="simple" xlink:href="mailto:info@vitexsoftware.cz" text:style-name="Internet_20_link" text:visited-style-name="Visited_20_Internet_20_Link"><text:span text:style-name="T13">info@vitexsoftware.cz</text:span></text:a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Zadaný úkol</text:span>:</text:p>
          </table:table-cell>
          <table:table-cell table:style-name="Tabulka1.A1" office:value-type="string">
            <text:list xml:id="list1233116770206571408" text:style-name="L1">
              <text:list-item>
                <text:p text:style-name="P17">Aplikace pro podporu finančního workflow pirátské strany</text:p>
                <text:list>
                  <text:list-item>
                    <text:p text:style-name="P18">aplikace bude napsána v jazyce PHP</text:p>
                  </text:list-item>
                  <text:list-item>
                    <text:p text:style-name="P18">DB backend bude univerzální (min. MySQL, PostgreSQL)</text:p>
                  </text:list-item>
                  <text:list-item>
                    <text:p text:style-name="P18">verzována v gitu</text:p>
                  </text:list-item>
                  <text:list-item>
                    <text:p text:style-name="P18">dokumentována</text:p>
                  </text:list-item>
                </text:list>
              </text:list-item>
              <text:list-item>
                <text:p text:style-name="P19">Aplikace bude licencovaná pod svobodnou licencí</text:p>
              </text:list-item>
              <text:list-item>
                <text:p text:style-name="P17">Aktivní komunikace se zástupci TO a FO Pirátské strany</text:p>
              </text:list-item>
              <text:list-item>
                <text:p text:style-name="P21"><text:span text:style-name="T9">Základní funkcionalita je odvozena z dnešního řešení na wiki (</text:span><text:a xlink:type="simple" xlink:href="https://www.pirati.cz/fo/hospodareni2016/start" text:style-name="Internet_20_link" text:visited-style-name="Visited_20_Internet_20_Link"><text:span text:style-name="T9">https://www.pirati.cz/fo/hospodareni2016/start</text:span></text:a><text:span text:style-name="T9">) </text:span></text:p>
              </text:list-item>
              <text:list-item>
                <text:p text:style-name="P17">Aplikace je propojena s účetním softwarem FlexiBee</text:p>
              </text:list-item>
              <text:list-item>
                <text:p text:style-name="P17">Aplikace umožňuje 2 pohledy:</text:p>
                <text:list>
                  <text:list-item>
                    <text:p text:style-name="P17">rozpočet (rozpočtový/účetní/organizační, <text:span text:style-name="T7">období 1 roku</text:span>)</text:p>
                  </text:list-item>
                  <text:list-item>
                    <text:p text:style-name="P17">záměry (projektový, <text:span text:style-name="T7">platnost do vyčerpání limitu</text:span>)</text:p>
                  </text:list-item>
                </text:list>
              </text:list-item>
              <text:list-item>
                <text:p text:style-name="P17">Základní workflow:</text:p>
                <text:list>
                  <text:list-item>
                    <text:p text:style-name="P17">rozpočty se vkládají ručně</text:p>
                  </text:list-item>
                  <text:list-item>
                    <text:p text:style-name="P18">záměry se tvoří a obsluhují přímo v aplikaci</text:p>
                  </text:list-item>
                  <text:list-item>
                    <text:p text:style-name="P18">výdaje se zadávají též v aplikaci</text:p>
                  </text:list-item>
                  <text:list-item>
                    <text:p text:style-name="P18">výdaje a záměry se v aplikaci schvalují</text:p>
                  </text:list-item>
                </text:list>
              </text:list-item>
              <text:list-item>
                <text:p text:style-name="P18">Workflow z pohledu hospodáře</text:p>
                <text:list>
                  <text:list-item>
                    <text:p text:style-name="P18">jednou ročně vyplní rozpočet</text:p>
                  </text:list-item>
                  <text:list-item>
                    <text:p text:style-name="P18">záměry vyplňuje dle potřeby (vznikají po celý rok)</text:p>
                  </text:list-item>
                  <text:list-item>
                    <text:p text:style-name="P18">schvaluje již připravené výdaje (např. Faktury)</text:p>
                  </text:list-item>
                  <text:list-item>
                    <text:p text:style-name="P18">schválené výdaje se předají do FlexiBee (tam dojde k proplacení)</text:p>
                  </text:list-item>
                </text:list>
              </text:list-item>
              <text:list-item>
                <text:p text:style-name="P20">více viz Příloha 1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6"><text:span text:style-name="T3">Smluvní typ</text:span>:</text:p>
          </table:table-cell>
          <table:table-cell table:style-name="Tabulka1.A1" office:value-type="string">
            <text:p text:style-name="P6"><text:span text:style-name="T5">příkazní </text:span>smlouva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Místo plnění</text:span>:</text:p>
          </table:table-cell>
          <table:table-cell table:style-name="Tabulka1.A1" office:value-type="string">
            <text:p text:style-name="P6">Praha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Odměna</text:span>:</text:p>
          </table:table-cell>
          <table:table-cell table:style-name="Tabulka1.A1" office:value-type="string">
            <text:p text:style-name="P4"><text:span text:style-name="T6">Až 45 000 Kč </text:span>(slovy: <text:span text:style-name="T6">čtyřicet</text:span> tisíc korun českých). <text:span text:style-name="T6">Odměna je určována hodinově. Hodinová sazba je 310 Kč/h. Práce je vykazována v systému Redmine a přebírá jí vedoucí TO. Je možné práci vyplácet po částech dle již odvedené práce.</text:span></text:p>
          </table:table-cell>
        </table:table-row>
        <table:table-row table:style-name="Tabulka1.1">
          <table:table-cell table:style-name="Tabulka1.A1" office:value-type="string">
            <text:p text:style-name="P6"><text:span text:style-name="T3">Termín provedení</text:span>:</text:p>
          </table:table-cell>
          <table:table-cell table:style-name="Tabulka1.A1" office:value-type="string">
            <text:p text:style-name="P5"><text:span text:style-name="T6">1</text:span>. <text:span text:style-name="T17">dubna</text:span> 201<text:span text:style-name="T6">7 (funkční prototyp do 1. ledna 2017)</text:span></text:p>
          </table:table-cell>
        </table:table-row>
      </table:table>
      <text:p text:style-name="P2"><text:span text:style-name="T15">Vztah mezi smluvními stranami se dále řídí podmínkami zadavatele pro placené úkoly zveřejněnými </text:span><text:span text:style-name="T16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6">https://www.pirati.cz/rules/ppu</text:span></text:a><text:span text:style-name="T16">&gt;</text:span><text:span text:style-name="T15">, s nimiž se smluvní strany seznámily a zavazují se je dodržovat. 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8">Potvrzení</text:p>
          </table:table-cell>
          <table:table-cell table:style-name="Tabulka2.A1" office:value-type="string">
            <text:p text:style-name="P8">Den</text:p>
          </table:table-cell>
          <table:table-cell table:style-name="Tabulka2.A1" office:value-type="string">
            <text:p text:style-name="P9"><text:span text:style-name="T3">Za zadavatele</text:span><text:span text:style-name="T4">:</text:span></text:p>
          </table:table-cell>
          <table:table-cell table:style-name="Tabulka2.A1" office:value-type="string">
            <text:p text:style-name="P9"><text:span text:style-name="T3">Za dodavatele</text:span><text:span text:style-name="T4">:</text:span></text:p>
          </table:table-cell>
        </table:table-row>
        <table:table-row table:style-name="Tabulka2.2">
          <table:table-cell table:style-name="Tabulka2.A1" office:value-type="string">
            <text:p text:style-name="P9">Uzavření smlouvy:</text:p>
          </table:table-cell>
          <table:table-cell table:style-name="Tabulka2.A1" office:value-type="string">
            <text:p text:style-name="P10"><text:span text:style-name="T6">21</text:span>. <text:span text:style-name="T6">prosince</text:span> 2016</text:p>
          </table:table-cell>
          <table:table-cell table:style-name="Tabulka2.A1" office:value-type="string">
            <text:p text:style-name="P9">___________________</text:p>
          </table:table-cell>
          <table:table-cell table:style-name="Tabulka2.A1" office:value-type="string">
            <text:p text:style-name="P9">___________________</text:p>
          </table:table-cell>
        </table:table-row>
      </table:table>
      <text:h text:style-name="P22" text:outline-level="1">Příloha 1: rozepsání na fáze</text:h>
      <text:h text:style-name="P23" text:outline-level="2">1. fáze (prosinec)</text:h>
      <text:p text:style-name="P14">- ruční zadání rozpočtu</text:p>
      <text:p text:style-name="P14">- zadání výdaje</text:p>
      <text:p text:style-name="P14">- zadání záměru</text:p>
      <text:p text:style-name="P14">- výdaj a záměr spolu nesouvisí</text:p>
      <text:p text:style-name="P14">- provázání výdaje se záměrem a s rozpočtem</text:p>
      <text:p text:style-name="P14">- lokalizace</text:p>
      <text:p text:style-name="P14">- přihlášení skrze openid</text:p>
      <text:p text:style-name="P14"/>
      <text:p text:style-name="P15">Rozpočty:</text:p>
      <text:p text:style-name="P14">- create (timestamp)</text:p>
      <text:p text:style-name="P14">- create_by (id user)</text:p>
      <text:p text:style-name="P14">- rok (decimal)</text:p>
      <text:p text:style-name="P14">- registrace (datetime)</text:p>
      <text:p text:style-name="P14">- stromová strukura </text:p>
      <text:p text:style-name="P14">- listy jsou limity (decimal, float)</text:p>
      <text:p text:style-name="P14">- každý uzel je pojmenován (string)</text:p>
      <text:p text:style-name="P14">- uzel má hospodáře (id user)</text:p>
      <text:p text:style-name="P14"/>
      <text:p text:style-name="P15">Záměr:</text:p>
      <text:p text:style-name="P14">- create (timestamp)</text:p>
      <text:p text:style-name="P14">- create_by (id user)</text:p>
      <text:p text:style-name="P14">- jméno (string)</text:p>
      <text:p text:style-name="P14">- popis (string)</text:p>
      <text:p text:style-name="P14">- limit (decimal)</text:p>
      <text:p text:style-name="P14">- url schválení / schvalení</text:p>
      <text:p text:style-name="P14">- časové ohraničení (od, do)</text:p>
      <text:p text:style-name="P14">- hospodář (id user)</text:p>
      <text:p text:style-name="P14"/>
      <text:p text:style-name="P15">Životní cyklus výdaje:</text:p>
      <text:p text:style-name="P14">1. Dodán fyzicky</text:p>
      <text:p text:style-name="P14">2. Opsaní metadat, sken do systému</text:p>
      <text:p text:style-name="P14">3. Hlasování</text:p>
      <text:p text:style-name="P14">4. Souhlas hospodáře, pokud kladný tak proplatit</text:p>
      <text:p text:style-name="P14"/>
      <text:p text:style-name="P15">Výdaj formulář:</text:p>
      <text:p text:style-name="P14">- do FOapp:</text:p>
      <text:p text:style-name="P14"><text:tab/>- hospodář (id)</text:p>
      <text:p text:style-name="P14"><text:tab/>- záměr (id)</text:p>
      <text:p text:style-name="P14"/>
      <text:p text:style-name="P14">- do FlexiBee:</text:p>
      <text:p text:style-name="P14"><text:tab/>- částka (decimal, float)</text:p>
      <text:p text:style-name="P14"><text:tab/>- měna (default: koruna)</text:p>
      <text:p text:style-name="P14"><text:tab/>- dodavetel (ičo etc.)</text:p>
      <text:p text:style-name="P14"><text:tab/>- bankovní spojení </text:p>
      <text:p text:style-name="P14"><text:tab/>- datum splatnosti</text:p>
      <text:p text:style-name="P14"><text:tab/>- předmět plnění (název)</text:p>
      <text:p text:style-name="P14"><text:tab/>- popis (url)</text:p>
      <text:p text:style-name="P14"><text:tab/>- přílohy (doklad)</text:p>
      <text:p text:style-name="P14"/>
      <text:h text:style-name="P23" text:outline-level="2">2. fáze (leden)</text:h>
      <text:p text:style-name="P14"/>
      <text:p text:style-name="P14">- ladění (ux, ergonomie)</text:p>
      <text:p text:style-name="P14">- hlasování (ano, ne, zdržel se, nehlasoval)</text:p>
      <text:p text:style-name="P14">- dashboard (základní přehled)</text:p>
      <text:p text:style-name="P14">- analytika (předdefinované tabulky a grafy)</text:p>
      <text:p text:style-name="P14">- notifikace (mail)</text:p>
      <text:p text:style-name="P14">- logování / protokol</text:p>
      <text:p text:style-name="P14"/>
      <text:p text:style-name="P15">Uživatelská práva:</text:p>
      <text:p text:style-name="P14">- hospodář příslušné rozpočtové kapitoly (uzlu)</text:p>
      <text:p text:style-name="P14"><text:tab/>- hospodář může mít osobní limit (může schválit výdaj jen do určité výšše)</text:p>
      <text:p text:style-name="P14">- člen organu (hlasuje o výdajích a záměrech)</text:p>
      <text:p text:style-name="P14"><text:tab/>- orgán =&gt; rozpočet</text:p>
      <text:p text:style-name="P14"/>
      <text:h text:style-name="P23" text:outline-level="2">3. fáze (březen)</text:h>
      <text:p text:style-name="P14"/>
      <text:p text:style-name="P14">- design (dodá TO)</text:p>
      <text:p text:style-name="P14">- opendata</text:p>
      <text:p text:style-name="P14">- výkon</text:p>
      <text:p text:style-name="P14"/>
      <text:p text:style-name="P14"/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9:19:48.308143739</dc:date>
    <meta:editing-cycles>100</meta:editing-cycles>
    <meta:editing-duration>P24DT12H59M51S</meta:editing-duration>
    <meta:generator>LibreOffice/4.4.6.3$Linux_X86_64 LibreOffice_project/40m0$Build-3</meta:generator>
    <meta:document-statistic meta:table-count="2" meta:image-count="1" meta:object-count="0" meta:page-count="2" meta:paragraph-count="113" meta:word-count="566" meta:character-count="3573" meta:non-whitespace-character-count="3125"/>
    <meta:user-defined meta:name="Informace 1"/>
    <meta:user-defined meta:name="Informace 2"/>
    <meta:user-defined meta:name="Informace 3"/>
    <meta:user-defined meta:name="Informace 4"/>
  </office:meta>
</office:document-meta>
</file>